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a36c1" officeooo:paragraph-rsid="001a36c1"/>
    </style:style>
    <style:style style:name="P2" style:family="paragraph" style:parent-style-name="Standard">
      <style:text-properties fo:language="ru" fo:country="RU" officeooo:rsid="001a36c1" officeooo:paragraph-rsid="001a36c1"/>
    </style:style>
    <style:style style:name="P3" style:family="paragraph" style:parent-style-name="Standard">
      <style:text-properties fo:language="ru" fo:country="RU" officeooo:rsid="001a36c1" officeooo:paragraph-rsid="001a36c1"/>
    </style:style>
    <style:style style:name="P4" style:family="paragraph" style:parent-style-name="Standard">
      <style:text-properties fo:language="ru" fo:country="RU" officeooo:rsid="001a36c1" officeooo:paragraph-rsid="001aa24c"/>
    </style:style>
    <style:style style:name="P5" style:family="paragraph" style:parent-style-name="Standard">
      <style:text-properties fo:language="ru" fo:country="RU" officeooo:rsid="001aa24c" officeooo:paragraph-rsid="001aa24c"/>
    </style:style>
    <style:style style:name="P6" style:family="paragraph" style:parent-style-name="Standard">
      <style:text-properties fo:language="en" fo:country="US" officeooo:rsid="001aa24c" officeooo:paragraph-rsid="001aa24c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В разделе Портфолио сьехала верстка фотографий.</text:span></text:p>
      <text:p text:style-name="P2">Зайти в раздел Портфолио.</text:p>
      <text:p text:style-name="P2">Выбрать Проекты.</text:p>
      <text:p text:style-name="P2"/>
      <text:p text:style-name="P6">2. <text:span text:style-name="T1">В разделе Портфолио некорректная работа кнопки Показать еще.</text:span></text:p>
      <text:p text:style-name="P5">Зайти в раздел Портфолио.</text:p>
      <text:p text:style-name="P4">Выбрать Проекты.</text:p>
      <text:p text:style-name="P5">Нажать кнопку Показать еще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20:51:15.093000000</meta:creation-date>
    <dc:date>2023-10-02T21:06:44.986000000</dc:date>
    <meta:editing-duration>PT2M22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7" meta:word-count="32" meta:character-count="222" meta:non-whitespace-character-count="197"/>
  </office:meta>
</office:document-meta>
</file>